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2pt" fo:font-weight="bold" style:font-size-asian="12pt" style:font-weight-asian="bold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8" style:family="paragraph" style:parent-style-name="Standard">
      <style:paragraph-properties fo:margin-left="1cm" fo:margin-right="-0.004cm" fo:line-height="150%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>
      <style:paragraph-properties fo:text-align="start"/>
    </style:style>
    <style:style style:name="T1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ourier New1" style:font-weight-asian="bold" style:font-name-complex="Courier New1"/>
    </style:style>
    <style:style style:name="T5" style:family="text">
      <style:text-properties style:text-underline-style="solid" style:text-underline-width="auto" style:text-underline-color="font-colo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%#include </text:span><text:span text:style-name="T4">enTetesDecisionRFM</text:span><text:span text:style-name="T3">#%</text:span></text:p>
      <text:p text:style-name="P7"/>
      <text:p text:style-name="P1">%=OBJET=%</text:p>
      <text:p text:style-name="P1">%=DOSSIER=%</text:p>
      <text:p text:style-name="P2"/>
      <text:p text:style-name="P2"/>
      <text:p text:style-name="P3">%=TITRE=%</text:p>
      <text:p text:style-name="P3"/>
      <text:p text:style-name="P3">%=RECU=%</text:p>
      <text:p text:style-name="P3"/>
      <text:p text:style-name="P3">%=MANQUANT=%</text:p>
      <text:p text:style-name="P3"/>
      <text:p text:style-name="P4"><draw:control text:anchor-type="as-char" draw:z-index="0" draw:style-name="gr1" draw:text-style-name="P11" svg:width="0.318cm" svg:height="0.318cm" draw:control="control1"/><text:tab/>%=QUESTIONNAIRE=%</text:p>
      <text:p text:style-name="P4"><draw:control text:anchor-type="as-char" draw:z-index="1" draw:style-name="gr1" draw:text-style-name="P11" svg:width="0.318cm" svg:height="0.318cm" draw:control="control2"/><text:tab/>%=RADIO=%</text:p>
      <text:p text:style-name="P4"><draw:control text:anchor-type="as-char" draw:z-index="2" draw:style-name="gr1" draw:text-style-name="P11" svg:width="0.318cm" svg:height="0.318cm" draw:control="control3"/><text:tab/>%=LABO=%</text:p>
      <text:p text:style-name="P4"><draw:control text:anchor-type="as-char" draw:z-index="3" draw:style-name="gr1" draw:text-style-name="P11" svg:width="0.318cm" svg:height="0.318cm" draw:control="control4"/><text:tab/>%=MOTIFS=%</text:p>
      <text:p text:style-name="P4"><draw:control text:anchor-type="as-char" draw:z-index="4" draw:style-name="gr1" draw:text-style-name="P11" svg:width="0.318cm" svg:height="0.318cm" draw:control="control5"/><text:tab/>%=DIAGNOSTIQUE=%</text:p>
      <text:p text:style-name="P8"><draw:control text:anchor-type="as-char" draw:z-index="5" draw:style-name="gr1" draw:text-style-name="P11" svg:width="0.318cm" svg:height="0.318cm" draw:control="control6"/><text:tab/>%=MODELE=%</text:p>
      <text:p text:style-name="P9"><draw:control text:anchor-type="as-char" draw:z-index="6" draw:style-name="gr1" draw:text-style-name="P11" svg:width="0.318cm" svg:height="0.318cm" draw:control="control7"/><text:tab/>%=GRAVITE=%</text:p>
      <text:p text:style-name="P9"/>
      <text:p text:style-name="P3">%=SALUTATIONS=%</text:p>
      <text:p text:style-name="P3"/>
      <text:p text:style-name="P3"/>
      <text:p text:style-name="P6"><text:tab/><text:span text:style-name="T1">%#</text:span><text:span text:style-name="T2">include <text:s/>signatureRFM</text:span><text:span text:style-name="T1">#%</text:span></text:p>
      <text:p text:style-name="P3"/>
      <text:p text:style-name="P3"/>
      <text:p text:style-name="P5"><text:span text:style-name="T5">%=ANNEXE=%</text:span>:<text:tab/>- %=QUESTIONS=%</text:p>
      <text:p text:style-name="P5"><text:tab/>- %=LISTE=%</text:p>
      <text:p text:style-name="P5"><text:span text:style-name="T5">%=COPIE=%</text:span>: <text:tab/>- 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0T09:01:00</meta:creation-date>
    <dc:creator>Mike Boillat</dc:creator>
    <dc:date>2012-02-23T15:27:48</dc:date>
    <meta:print-date>2009-04-24T14:28:00</meta:print-date>
    <meta:editing-cycles>18</meta:editing-cycles>
    <meta:editing-duration>PT2H29M4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005550893</meta:user-defined>
    <meta:document-statistic meta:table-count="0" meta:image-count="0" meta:object-count="0" meta:page-count="1" meta:paragraph-count="18" meta:word-count="23" meta:character-count="280"/>
  </office:meta>
</office:document-meta>
</file>